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1660000007732B552A2F0D56285.jpg" manifest:media-type="image/jpeg"/>
  <manifest:file-entry manifest:full-path="Pictures/10000201000000740000006FA010B2F770C25240.png" manifest:media-type="image/pn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0.088cm"/>
    </style:style>
    <style:style style:name="Tabella1.C" style:family="table-column">
      <style:table-column-properties style:column-width="1.499cm"/>
    </style:style>
    <style:style style:name="Tabella1.D" style:family="table-column">
      <style:table-column-properties style:column-width="1.296cm"/>
    </style:style>
    <style:style style:name="Tabella1.E" style:family="table-column">
      <style:table-column-properties style:column-width="0.203cm"/>
    </style:style>
    <style:style style:name="Tabella1.F" style:family="table-column">
      <style:table-column-properties style:column-width="2.999cm"/>
    </style:style>
    <style:style style:name="Tabella1.G" style:family="table-column">
      <style:table-column-properties style:column-width="0.991cm"/>
    </style:style>
    <style:style style:name="Tabella1.H" style:family="table-column">
      <style:table-column-properties style:column-width="2.713cm"/>
    </style:style>
    <style:style style:name="Tabella1.J" style:family="table-column">
      <style:table-column-properties style:column-width="4.367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4" style:family="table-cell">
      <style:table-cell-properties style:vertical-align="middle" fo:background-color="#e0efd4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J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I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J17" style:family="table-cell">
      <style:table-cell-properties style:vertical-align="" fo:padding="0cm" fo:border="0.05pt solid #000000"/>
    </style:style>
    <style:style style:name="Tabella1.A18" style:family="table-cell">
      <style:table-cell-properties style:vertical-align="" fo:background-color="#e0efd4" fo:padding="0cm" fo:border-left="0.05pt solid #000000" fo:border-right="none" fo:border-top="none" fo:border-bottom="0.05pt solid #000000">
        <style:background-image/>
      </style:table-cell-properties>
    </style:style>
    <style:style style:name="Tabella1.G18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G19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20" style:family="table-row">
      <style:table-row-properties style:min-row-height="0.603cm"/>
    </style:style>
    <style:style style:name="Tabella1.A20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J21" style:family="table-cell">
      <style:table-cell-properties style:vertical-align="" fo:background-color="#e0efd4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3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C23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F23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G23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J23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4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5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D25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G25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J25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6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7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D27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G27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J27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8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29" style:family="table-row">
      <style:table-row-properties style:min-row-height="0.011cm"/>
    </style:style>
    <style:style style:name="Tabella1.A2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0" style:family="table-row">
      <style:table-row-properties style:row-height="0.15cm"/>
    </style:style>
    <style:style style:name="Tabella1.A30" style:family="table-cell">
      <style:table-cell-properties style:vertical-align="middle" fo:background-color="#dddddd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3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2" style:family="table-row">
      <style:table-row-properties style:min-row-height="0.596cm"/>
    </style:style>
    <style:style style:name="Tabella1.A3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4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5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39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H39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9.978cm" table:align="margins"/>
    </style:style>
    <style:style style:name="Tabella2.A" style:family="table-column">
      <style:table-column-properties style:column-width="2.91cm" style:rel-column-width="9547*"/>
    </style:style>
    <style:style style:name="Tabella2.B" style:family="table-column">
      <style:table-column-properties style:column-width="6.084cm" style:rel-column-width="19956*"/>
    </style:style>
    <style:style style:name="Tabella2.C" style:family="table-column">
      <style:table-column-properties style:column-width="10.984cm" style:rel-column-width="36032*"/>
    </style:style>
    <style:style style:name="Tabella2.A1" style:family="table-cell">
      <style:table-cell-properties fo:padding="0cm" fo:border-left="0.05pt solid #000000" fo:border-right="0.05pt solid #000000" fo:border-top="none" fo:border-bottom="none"/>
    </style:style>
    <style:style style:name="Tabella2.A3" style:family="table-cell">
      <style:table-cell-properties fo:padding="0cm" fo:border-left="0.05pt solid #000000" fo:border-right="none" fo:border-top="none" fo:border-bottom="none"/>
    </style:style>
    <style:style style:name="Tabella2.B3" style:family="table-cell">
      <style:table-cell-properties fo:padding="0cm" fo:border="none"/>
    </style:style>
    <style:style style:name="Tabella2.C3" style:family="table-cell">
      <style:table-cell-properties fo:padding="0cm" fo:border-left="none" fo:border-right="0.05pt solid #000000" fo:border-top="none" fo:border-bottom="none"/>
    </style:style>
    <style:style style:name="Tabella2.A4" style:family="table-cell">
      <style:table-cell-properties fo:padding="0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1f6849" officeooo:paragraph-rsid="001f6849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217249" officeooo:paragraph-rsid="00217249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21bae5" officeooo:paragraph-rsid="0021bae5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Ubuntu Light1" fo:font-size="10pt" fo:font-weight="bold" officeooo:rsid="0024ba7b" officeooo:paragraph-rsid="0024ba7b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Ubuntu Light1" fo:font-size="10pt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1" fo:font-size="12pt" fo:font-weight="bold" officeooo:rsid="00278547" officeooo:paragraph-rsid="00278547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282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309cm"/>
        </style:tab-stops>
      </style:paragraph-properties>
      <style:text-properties style:font-name="Ubuntu Light1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28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0e1f1" officeooo:paragraph-rsid="0020e1f1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17249" officeooo:paragraph-rsid="0022c09b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17249" officeooo:paragraph-rsid="0024ba7b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17249" officeooo:paragraph-rsid="0022c09b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17249" officeooo:paragraph-rsid="0024ba7b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4ba7b" officeooo:paragraph-rsid="0024ba7b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4ba7b" officeooo:paragraph-rsid="0024ba7b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paragraph-rsid="000b24c1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217249" officeooo:paragraph-rsid="0022c09b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217249" officeooo:paragraph-rsid="0024ba7b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2pt" fo:font-weight="normal" officeooo:rsid="00217249" officeooo:paragraph-rsid="00217249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2pt" fo:font-weight="normal" officeooo:rsid="0024ba7b" officeooo:paragraph-rsid="0024ba7b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8pt" fo:font-weight="normal" officeooo:paragraph-rsid="000b24c1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8pt" fo:font-weight="normal" officeooo:paragraph-rsid="000b24c1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0b24c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1d28e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2926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6.5pt" style:font-size-asian="16.5pt" style:font-size-complex="16.5pt"/>
    </style:style>
    <style:style style:name="T9" style:family="text">
      <style:text-properties fo:color="#ff3333" style:font-name="Ubuntu Light" fo:font-size="16.5pt" officeooo:rsid="007b372c" style:font-size-asian="16.5pt" style:font-size-complex="16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5f0db"/>
    </style:style>
    <style:style style:name="T12" style:family="text">
      <style:text-properties officeooo:rsid="001f68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A"/>
        <table:table-column table:style-name="Tabella1.J"/>
        <table:table-row table:style-name="Tabella1.1">
          <table:table-cell table:style-name="Tabella1.A1" office:value-type="string">
            <text:p text:style-name="P9">Progressivo</text:p>
          </table:table-cell>
          <table:table-cell table:style-name="Tabella1.A1" table:number-columns-spanned="3" office:value-type="string">
            <text:p text:style-name="P9">Data</text:p>
          </table:table-cell>
          <table:covered-table-cell/>
          <table:covered-table-cell/>
          <table:table-cell table:style-name="Tabella1.E1" table:number-columns-spanned="6" office:value-type="string">
            <text:p text:style-name="P9">Ente propon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30"><text:placeholder text:placeholder-type="text">&lt;o.ref&gt;</text:placeholder></text:p>
          </table:table-cell>
          <table:table-cell table:style-name="Tabella1.B2" table:number-columns-spanned="3" office:value-type="string">
            <text:p text:style-name="P30"><text:placeholder text:placeholder-type="text">&lt;formatLang(o.date, date=True) if o.date else ''&gt;</text:placeholder></text:p>
          </table:table-cell>
          <table:covered-table-cell/>
          <table:covered-table-cell/>
          <table:table-cell table:style-name="Tabella1.E2" table:number-columns-spanned="6" office:value-type="string">
            <text:p text:style-name="P47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10">Origine: <text:span text:style-name="T10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4" table:number-columns-spanned="3" office:value-type="string">
            <text:p text:style-name="P15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</table:table-row>
        <table:table-row table:style-name="Tabella1.5">
          <table:table-cell table:style-name="Tabella1.A16" table:number-columns-spanned="10" office:value-type="string">
            <text:p text:style-name="P18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0" office:value-type="string">
            <text:p text:style-name="P9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10" office:value-type="string">
            <text:p text:style-name="P36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6" table:number-columns-spanned="10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10" office:value-type="string">
            <text:p text:style-name="P18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0" office:value-type="string">
            <text:p text:style-name="P19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0" office:value-type="string">
            <text:p text:style-name="P51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10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10" office:value-type="string">
            <text:p text:style-name="P18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4" table:number-columns-spanned="10" office:value-type="string">
            <text:p text:style-name="P16">PIANIFICAZIONE INTERVENTI <text:span text:style-name="T12">E VERIFICA DELL’EFFICAC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6" office:value-type="string">
            <text:p text:style-name="P7">Interv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5" table:number-columns-spanned="2" office:value-type="string">
            <text:p text:style-name="P9">Responsabile <text:span text:style-name="T12">dell’intervento</text:span></text:p>
          </table:table-cell>
          <table:covered-table-cell/>
          <table:table-cell table:style-name="Tabella1.I15" office:value-type="string">
            <text:p text:style-name="P9">Scadenza</text:p>
          </table:table-cell>
          <table:table-cell table:style-name="Tabella1.J15" office:value-type="string">
            <text:p text:style-name="P9">Firma</text:p>
          </table:table-cell>
        </table:table-row>
        <table:table-row table:style-name="Tabella1.1">
          <table:table-cell table:style-name="Tabella1.A16" table:number-columns-spanned="10" office:value-type="string">
            <text:p text:style-name="P8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6" office:value-type="string">
            <text:p text:style-name="P29"><text:placeholder text:placeholder-type="text">&lt;line.planned_activity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7" table:number-columns-spanned="2" office:value-type="string">
            <text:p text:style-name="P30"><text:placeholder text:placeholder-type="text">&lt;line.responsible_treatment.name&gt;</text:placeholder></text:p>
          </table:table-cell>
          <table:covered-table-cell/>
          <table:table-cell table:style-name="Tabella1.I17" office:value-type="string">
            <text:p text:style-name="P30"><text:placeholder text:placeholder-type="text">&lt;formatLang(line.deadline, date=True) if line.deadline else ''&gt;</text:placeholder></text:p>
          </table:table-cell>
          <table:table-cell table:style-name="Tabella1.J17" office:value-type="string">
            <text:p text:style-name="P8"/>
          </table:table-cell>
        </table:table-row>
        <table:table-row table:style-name="Tabella1.17">
          <table:table-cell table:style-name="Tabella1.A18" table:number-columns-spanned="6" office:value-type="string">
            <text:p text:style-name="P31">FIRMA RA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8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ella1.17">
          <table:table-cell table:style-name="Tabella1.A18" table:number-columns-spanned="6" office:value-type="string">
            <text:p text:style-name="P31">FIRMA RD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9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ella1.20">
          <table:table-cell table:style-name="Tabella1.A20" table:number-columns-spanned="10" office:value-type="string">
            <text:p text:style-name="P43">PIANIFICAZIONE DELLA VERIFICA DELL’EFFETTUAZIONE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8" table:number-columns-spanned="2" office:value-type="string">
            <text:p text:style-name="P11">Data pianificata per la verifica</text:p>
          </table:table-cell>
          <table:covered-table-cell/>
          <table:table-cell table:style-name="Tabella1.A18" table:number-columns-spanned="3" office:value-type="string">
            <text:p text:style-name="P11">Intervento da verificare</text:p>
          </table:table-cell>
          <table:covered-table-cell/>
          <table:covered-table-cell/>
          <table:table-cell table:style-name="Tabella1.A18" office:value-type="string">
            <text:p text:style-name="P11">Data della verifica</text:p>
          </table:table-cell>
          <table:table-cell table:style-name="Tabella1.A18" table:number-columns-spanned="3" office:value-type="string">
            <text:p text:style-name="P11">Descrizione/Note</text:p>
          </table:table-cell>
          <table:covered-table-cell/>
          <table:covered-table-cell/>
          <table:table-cell table:style-name="Tabella1.J21" office:value-type="string">
            <text:p text:style-name="P9">Firma</text:p>
            <text:p text:style-name="P12">di</text:p>
            <text:p text:style-name="P12">RAQ</text:p>
          </table:table-cell>
        </table:table-row>
        <table:table-row table:style-name="Tabella1.17">
          <table:table-cell table:style-name="Tabella1.A22" table:number-columns-spanned="10" office:value-type="string">
            <text:p text:style-name="P41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3" table:number-columns-spanned="2" office:value-type="string">
            <text:p text:style-name="P34"><text:placeholder text:placeholder-type="text">&lt;formatLang(line.scheduled_date, date=True) if line.scheduled_date else ''&gt;</text:placeholder></text:p>
          </table:table-cell>
          <table:covered-table-cell/>
          <table:table-cell table:style-name="Tabella1.C23" table:number-columns-spanned="3" office:value-type="string">
            <text:p text:style-name="P32"><text:placeholder text:placeholder-type="text">&lt;line.activities_check&gt;</text:placeholder></text:p>
          </table:table-cell>
          <table:covered-table-cell/>
          <table:covered-table-cell/>
          <table:table-cell table:style-name="Tabella1.F23" office:value-type="string">
            <text:p text:style-name="P34"><text:placeholder text:placeholder-type="text">&lt;formatLang(line.date, date=True) if line.date else ''&gt;</text:placeholder></text:p>
          </table:table-cell>
          <table:table-cell table:style-name="Tabella1.G23" table:number-columns-spanned="3" office:value-type="string">
            <text:p text:style-name="P32"><text:placeholder text:placeholder-type="text">&lt;line.note&gt;</text:placeholder></text:p>
          </table:table-cell>
          <table:covered-table-cell/>
          <table:covered-table-cell/>
          <table:table-cell table:style-name="Tabella1.J23" office:value-type="string">
            <text:p text:style-name="P11"/>
          </table:table-cell>
        </table:table-row>
        <table:table-row table:style-name="Tabella1.17">
          <table:table-cell table:style-name="Tabella1.A24" table:number-columns-spanned="10" office:value-type="string">
            <text:p text:style-name="P44">PIANIFICAZIONE DELLA VERIFICA DELL’EFFICACIA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25" table:number-columns-spanned="3" office:value-type="string">
            <text:p text:style-name="P37">Data pianificata per la verifica</text:p>
          </table:table-cell>
          <table:covered-table-cell/>
          <table:covered-table-cell/>
          <table:table-cell table:style-name="Tabella1.D25" table:number-columns-spanned="3" office:value-type="string">
            <text:p text:style-name="P37">Data della verifica</text:p>
          </table:table-cell>
          <table:covered-table-cell/>
          <table:covered-table-cell/>
          <table:table-cell table:style-name="Tabella1.G25" table:number-columns-spanned="3" office:value-type="string">
            <text:p text:style-name="P38">Descrizione/Note</text:p>
          </table:table-cell>
          <table:covered-table-cell/>
          <table:covered-table-cell/>
          <table:table-cell table:style-name="Tabella1.J25" office:value-type="string">
            <text:p text:style-name="P13">Firma di RAQ</text:p>
          </table:table-cell>
        </table:table-row>
        <table:table-row table:style-name="Tabella1.17">
          <table:table-cell table:style-name="Tabella1.A26" table:number-columns-spanned="10" office:value-type="string">
            <text:p text:style-name="P42"><text:placeholder text:placeholder-type="text">&lt;for each="line in o.intervent_valut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27" table:number-columns-spanned="3" office:value-type="string">
            <text:p text:style-name="P35"><text:placeholder text:placeholder-type="text">&lt;formatLang(line.scheduled_date, date=True) if line.scheduled_date else ''&gt;</text:placeholder></text:p>
          </table:table-cell>
          <table:covered-table-cell/>
          <table:covered-table-cell/>
          <table:table-cell table:style-name="Tabella1.D27" table:number-columns-spanned="3" office:value-type="string">
            <text:p text:style-name="P35"><text:placeholder text:placeholder-type="text">&lt;formatLang(line.date, date=True) if line.date else ''&gt;</text:placeholder></text:p>
          </table:table-cell>
          <table:covered-table-cell/>
          <table:covered-table-cell/>
          <table:table-cell table:style-name="Tabella1.G27" table:number-columns-spanned="3" office:value-type="string">
            <text:p text:style-name="P33"><text:placeholder text:placeholder-type="text">&lt;line.note&gt;</text:placeholder></text:p>
          </table:table-cell>
          <table:covered-table-cell/>
          <table:covered-table-cell/>
          <table:table-cell table:style-name="Tabella1.J27" office:value-type="string">
            <text:p text:style-name="P8"/>
          </table:table-cell>
        </table:table-row>
        <table:table-row table:style-name="Tabella1.17">
          <table:table-cell table:style-name="Tabella1.A28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29" table:number-columns-spanned="10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row>
                <table:table-cell table:style-name="Tabella2.A1" table:number-columns-spanned="3" office:value-type="string">
                  <text:p text:style-name="P40"><text:placeholder text:placeholder-type="text">&lt;for each="l in line.working_ids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2.A1" table:number-columns-spanned="3" office:value-type="string">
                  <text:p text:style-name="P49"><text:placeholder text:placeholder-type="text">&lt;if test="not l.internal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2.A3" office:value-type="string">
                  <text:p text:style-name="P45"><text:placeholder text:placeholder-type="text">&lt;formatLang(l.date, date=True) if l.date else ''&gt;</text:placeholder></text:p>
                </table:table-cell>
                <table:table-cell table:style-name="Tabella2.B3" office:value-type="string">
                  <text:p text:style-name="P46"><text:placeholder text:placeholder-type="text">&lt;l.name&gt;</text:placeholder></text:p>
                </table:table-cell>
                <table:table-cell table:style-name="Tabella2.C3" office:value-type="string">
                  <text:p text:style-name="P46"><text:placeholder text:placeholder-type="text">&lt;l.note&gt;</text:placeholder></text:p>
                </table:table-cell>
              </table:table-row>
              <table:table-row>
                <table:table-cell table:style-name="Tabella2.A4" table:number-columns-spanned="3" office:value-type="string">
                  <text:p text:style-name="P49"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2.A5" table:number-columns-spanned="3" office:value-type="string">
                  <text:p text:style-name="P49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0">
          <table:table-cell table:style-name="Tabella1.A30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">
          <table:table-cell table:style-name="Tabella1.A31" table:number-columns-spanned="10" office:value-type="string">
            <text:p text:style-name="P3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2">
          <table:table-cell table:style-name="Tabella1.A34" table:number-columns-spanned="10" office:value-type="string">
            <text:p text:style-name="P5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2">
          <table:table-cell table:style-name="Tabella1.A34" table:number-columns-spanned="10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2">
          <table:table-cell table:style-name="Tabella1.A34" table:number-columns-spanned="10" office:value-type="string">
            <text:p text:style-name="P50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6" table:number-columns-spanned="10" office:value-type="string">
            <text:p text:style-name="P17">GIUDIZIO FIN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11" table:number-columns-spanned="10" office:value-type="string">
            <text:p text:style-name="P8">Giudizio: <text:span text:style-name="T10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11" table:number-columns-spanned="10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11" table:number-columns-spanned="10" office:value-type="string">
            <text:p text:style-name="P18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9" table:number-columns-spanned="7" office:value-type="string">
            <text:p text:style-name="P20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39" table:number-columns-spanned="3" office:value-type="string">
            <text:p text:style-name="P20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</table:table-row>
        <table:table-row table:style-name="Tabella1.35">
          <table:table-cell table:style-name="Tabella1.A11" table:number-columns-spanned="10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24"><text:tab/><text:span text:style-name="T11">Firma RDQ</text:span></text:p>
      <text:p text:style-name="P25"><text:tab/>_______________________________</text:p>
      <text:p text:style-name="P22"/>
      <text:p text:style-name="P27"><text:tab/>Firma RAQ</text:p>
      <text:p text:style-name="P26"><text:tab/>_______________________________</text:p>
      <text:p text:style-name="P2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1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color="#ff3333" style:font-name="Ubuntu Light" fo:font-size="16.5pt" officeooo:rsid="007b372c" style:font-size-asian="16.5pt" style:font-size-complex="16.5pt"/>
    </style:style>
    <style:style style:name="M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M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8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686cm" svg:y="0.131cm" svg:width="2.342cm" svg:height="2.242cm" draw:z-index="3"><draw:image xlink:href="Pictures/10000201000000740000006FA010B2F770C25240.png" xlink:type="simple" xlink:show="embed" xlink:actuate="onLoad" loext:mime-type="image/png"/></draw:frame></text:p>
        <text:p text:style-name="MP2"><draw:frame draw:style-name="Mfr1" draw:name="immagini1" text:anchor-type="paragraph" svg:x="10.643cm" svg:y="0.099cm" svg:width="5.68cm" svg:height="1.891cm" draw:z-index="1"><draw:image xlink:href="Pictures/10000000000001660000007732B552A2F0D56285.jpg" xlink:type="simple" xlink:show="embed" xlink:actuate="onLoad" loext:mime-type="image/jpeg"/></draw:frame></text:p>
        <text:p text:style-name="MP3"><text:span text:style-name="MT1"><text:s text:c="8"/>General Food SPA</text:span><text:span text:style-name="MT2"><text:tab/><text:tab/></text:span></text:p>
        <text:p text:style-name="MP4"><text:s/><text:span text:style-name="MT3">Report: </text:span><text:span text:style-name="MT4"><text:placeholder text:placeholder-type="text">&lt;'Azione Correttiva' if o.type == 'corrective' else ('Azione Preventiva' if o.type == 'preventive' else 'Intervento Migliorativo')&gt;</text:placeholder></text:span></text:p>
        <text:p text:style-name="MP5"><text:span text:style-name="MT5"><text:s text:c="6"/></text:span><text:span text:style-name="MT6"><text:s/></text:span><text:span text:style-name="MT7"><text:s text:c="4"/></text:span><text:span text:style-name="MT8">(Ver. 1.</text:span><text:span text:style-name="MT9">1</text:span><text:span text:style-name="MT8"> del </text:span><text:span text:style-name="MT9">05/12/2019</text:span><text:span text:style-name="MT8">)</text:span></text:p>
      </style:header>
      <style:footer>
        <text:p text:style-name="MP6"><text:s text:c="4"/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2-10T14:44:52.445389848</dc:date>
    <meta:editing-duration>P1DT13H38M1S</meta:editing-duration>
    <meta:editing-cycles>380</meta:editing-cycles>
    <meta:generator>LibreOffice/6.0.7.3$Linux_x86 LibreOffice_project/00m0$Build-3</meta:generator>
    <meta:document-statistic meta:table-count="2" meta:image-count="2" meta:object-count="0" meta:page-count="2" meta:paragraph-count="78" meta:word-count="247" meta:character-count="2232" meta:non-whitespace-character-count="2032"/>
    <meta:user-defined meta:name="Info 1"/>
    <meta:user-defined meta:name="Info 2"/>
    <meta:user-defined meta:name="Info 3"/>
    <meta:user-defined meta:name="Info 4"/>
  </office:meta>
</office:document-meta>
</file>